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6c68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text-properties officeooo:rsid="0022356b" officeooo:paragraph-rsid="0022356b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7de9"/>
    </style:style>
    <style:style style:name="T12" style:family="text">
      <style:text-properties officeooo:rsid="0020556b"/>
    </style:style>
    <style:style style:name="T13" style:family="text">
      <style:text-properties officeooo:rsid="0022356b"/>
    </style:style>
    <style:style style:name="T14" style:family="text">
      <style:text-properties officeooo:rsid="0026e5c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2">Barbora Hradečná <text:s text:c="4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1">Mgr. Michaela Vodová</text:span> </text:p>
            <text:p text:style-name="P16"><text:span text:style-name="T9">ročník</text:span>: <text:span text:style-name="T11">1979</text:span> <text:s text:c="30"/><text:span text:style-name="T11">b</text:span>ydliště: <text:span text:style-name="T11">Chlum</text:span> <text:span text:style-name="T11">7, 67507, Chlu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Krajský koordinátor dobrovolníků pro <text:span text:style-name="T11">kraj Vysočinu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text:span text:style-name="T13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Dohoda o provedení práce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01-01-2017, Do 30. dubna 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Vojtěch Pikal<text:tab/><text:tab/><text:tab/><text:span text:style-name="T11">Mgr. Michaela Vodov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4:54:37.664755395</dc:date>
    <meta:editing-cycles>103</meta:editing-cycles>
    <meta:editing-duration>P24DT12H52M18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27" meta:image-count="1" meta:non-whitespace-character-count="1132" meta:object-count="0" meta:page-count="1" meta:paragraph-count="32" meta:table-count="1" meta:word-count="174"/>
    <meta:user-defined meta:name="Informace 1"/>
    <meta:user-defined meta:name="Informace 2"/>
    <meta:user-defined meta:name="Informace 3"/>
    <meta:user-defined meta:name="Informace 4"/>
  </office:meta>
</office:document-meta>
</file>